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11.0 -->
  <office:font-face-decls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Lohit Devanagari" svg:font-family="Lohit Devanagari" style:font-pitch="variable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style:writing-mode="lr-tb"/>
    </style:style>
    <style:style style:name="T1_1" style:family="text">
      <style:text-properties fo:font-size="14pt" style:font-size-asian="14pt" style:font-size-complex="14pt" fo:language="en" fo:font-weight="bold" style:font-weight-asian="bold" style:font-weight-complex="bold"/>
    </style:style>
    <style:style style:name="P2" style:family="paragraph" style:parent-style-name="Standard"/>
    <style:style style:name="P3" style:family="paragraph" style:parent-style-name="Standard">
      <style:paragraph-properties style:writing-mode="lr-tb"/>
    </style:style>
    <style:style style:name="T3_1" style:family="text">
      <style:text-properties fo:language="en"/>
    </style:style>
    <style:style style:name="P4" style:family="paragraph" style:parent-style-name="Standard"/>
    <style:style style:name="P5" style:family="paragraph" style:parent-style-name="Standard">
      <style:paragraph-properties style:writing-mode="lr-tb"/>
    </style:style>
    <style:style style:name="T5_1" style:family="text">
      <style:text-properties fo:language="en"/>
    </style:style>
    <style:style style:name="P6" style:family="paragraph" style:parent-style-name="Standard"/>
    <style:style style:name="P7" style:family="paragraph" style:parent-style-name="Standard">
      <style:paragraph-properties style:writing-mode="lr-tb"/>
    </style:style>
    <style:style style:name="T7_1" style:family="text">
      <style:text-properties fo:language="en"/>
    </style:style>
    <style:style style:name="P8" style:family="paragraph" style:parent-style-name="Standard"/>
    <style:style style:name="P9" style:family="paragraph" style:parent-style-name="Standard">
      <style:paragraph-properties style:writing-mode="lr-tb"/>
    </style:style>
    <style:style style:name="T9_1" style:family="text">
      <style:text-properties fo:language="en"/>
    </style:style>
    <style:style style:name="P10" style:family="paragraph" style:parent-style-name="Standard"/>
    <style:style style:name="P11" style:family="paragraph" style:parent-style-name="Standard">
      <style:paragraph-properties style:writing-mode="lr-tb"/>
    </style:style>
    <style:style style:name="T11_1" style:family="text">
      <style:text-properties fo:language="en"/>
    </style:style>
    <style:style style:name="P12" style:family="paragraph" style:parent-style-name="Standard"/>
    <style:style style:name="P13" style:family="paragraph" style:parent-style-name="Standard">
      <style:paragraph-properties style:writing-mode="lr-tb"/>
    </style:style>
    <style:style style:name="T13_1" style:family="text">
      <style:text-properties fo:language="en"/>
    </style:style>
    <style:style style:name="P14" style:family="paragraph" style:parent-style-name="Standard"/>
    <style:style style:name="P15" style:family="paragraph" style:parent-style-name="Standard">
      <style:paragraph-properties style:writing-mode="lr-tb"/>
    </style:style>
    <style:style style:name="T15_1" style:family="text">
      <style:text-properties fo:language="en"/>
    </style:style>
    <style:style style:name="P16" style:family="paragraph" style:parent-style-name="Standard"/>
    <style:style style:name="P17" style:family="paragraph" style:parent-style-name="Standard">
      <style:paragraph-properties style:writing-mode="lr-tb"/>
    </style:style>
    <style:style style:name="T17_1" style:family="text">
      <style:text-properties fo:language="en"/>
    </style:style>
    <style:style style:name="P18" style:family="paragraph" style:parent-style-name="Standard"/>
    <style:style style:name="P19" style:family="paragraph" style:parent-style-name="Standard">
      <style:paragraph-properties style:writing-mode="lr-tb"/>
    </style:style>
    <style:style style:name="T19_1" style:family="text">
      <style:text-properties fo:language="en"/>
    </style:style>
    <style:style style:name="P20" style:family="paragraph" style:parent-style-name="Standard"/>
    <style:style style:name="P21" style:family="paragraph" style:parent-style-name="Standard">
      <style:paragraph-properties style:writing-mode="lr-tb"/>
    </style:style>
    <style:style style:name="T21_1" style:family="text">
      <style:text-properties fo:language="en"/>
    </style:style>
    <style:style style:name="P22" style:family="paragraph" style:parent-style-name="Standard"/>
    <style:style style:name="P23" style:family="paragraph" style:parent-style-name="Standard">
      <style:paragraph-properties style:writing-mode="lr-tb"/>
    </style:style>
    <style:style style:name="T23_1" style:family="text">
      <style:text-properties fo:language="en"/>
    </style:style>
  </office:automatic-styles>
  <office:body>
    <office:text>
      <text:p text:style-name="P1"><text:span text:style-name="T1_1">[Exclusive]<text:s/>'Spark'<text:s/>discontinued.<text:s/>GM<text:s/>Korea’s<text:s/>compact<text:s/>car<text:s/>lineup<text:s/>to<text:s/>make<text:s/>a<text:s/>historical<text:s/>exit<text:s/>after<text:s/>31<text:s/>years.</text:span></text:p>
      <text:p text:style-name="P2"/>
      <text:p text:style-name="P3"><text:span text:style-name="T3_1">GM<text:s/>Korea<text:s/>will<text:s/>end<text:s/>production<text:s/>of<text:s/>the<text:s/>compact<text:s/>car<text:s/>'Spark',<text:s/>sold<text:s/>under<text:s/>the<text:s/>Chevrolet<text:s/>brand.<text:s/>GM<text:s/>Korea's<text:s/>compact<text:s/>car<text:s/>lineup,<text:s/>which<text:s/>started<text:s/>with<text:s/>the<text:s/>'Tico'<text:s/>in<text:s/>1991<text:s/>and<text:s/>continued<text:s/>with<text:s/>the<text:s/>'Matiz'<text:s/>and<text:s/>'Spark',<text:s/>will<text:s/>make<text:s/>a<text:s/>historical<text:s/>exit<text:s/>after<text:s/>31<text:s/>years.</text:span></text:p>
      <text:p text:style-name="P4"/>
      <text:p text:style-name="P5"><text:span text:style-name="T5_1">GM<text:s/>Korea<text:s/>discontinued<text:s/>its<text:s/>production<text:s/>of<text:s/>the<text:s/>Spark,<text:s/>the<text:s/>flagship<text:s/>model<text:s/>of<text:s/>its<text:s/>Changwon<text:s/>plant,<text:s/>last<text:s/>September.<text:s/>Spark's<text:s/>production<text:s/>and<text:s/>sales<text:s/>will<text:s/>completely<text:s/>stop<text:s/>when<text:s/>the<text:s/>vehicles<text:s/>produced<text:s/>so<text:s/>far<text:s/>are<text:s/>sold<text:s/>out.<text:s/>Once<text:s/>responsible<text:s/>for<text:s/>GM<text:s/>Korea's<text:s/>production<text:s/>volume,<text:s/>Spark<text:s/>has<text:s/>seen<text:s/>a<text:s/>yearly<text:s/>decrease<text:s/>in<text:s/>sales<text:s/>due<text:s/>to<text:s/>the<text:s/>rise<text:s/>of<text:s/>newer<text:s/>models<text:s/>and<text:s/>a<text:s/>contraction<text:s/>in<text:s/>the<text:s/>compact<text:s/>car<text:s/>market.</text:span></text:p>
      <text:p text:style-name="P6"/>
      <text:p text:style-name="P7"><text:span text:style-name="T7_1">From<text:s/>28,935<text:s/>units<text:s/>in<text:s/>2020,<text:s/>Spark's<text:s/>sales<text:s/>in<text:s/>Korea<text:s/>decreased<text:s/>to<text:s/>17,975<text:s/>units<text:s/>last<text:s/>year.<text:s/>And<text:s/>with<text:s/>only<text:s/>8974<text:s/>units<text:s/>sold<text:s/>from<text:s/>January<text:s/>to<text:s/>September<text:s/>this<text:s/>year,<text:s/>the<text:s/>monthly<text:s/>average<text:s/>fell<text:s/>to<text:s/>1,000<text:s/>units,<text:s/>a<text:s/>decrease<text:s/>of<text:s/>40%<text:s/>compared<text:s/>to<text:s/>the<text:s/>same<text:s/>period<text:s/>last<text:s/>year.</text:span></text:p>
      <text:p text:style-name="P8"/>
      <text:p text:style-name="P9"><text:span text:style-name="T9_1">GM<text:s/>Korea<text:s/>said,<text:s/>“We<text:s/>produced<text:s/>a<text:s/>significant<text:s/>volume<text:s/>before<text:s/>the<text:s/>discontinuation<text:s/>of<text:s/>the<text:s/>Spark,<text:s/>so<text:s/>sales<text:s/>can<text:s/>continue<text:s/>by<text:s/>the<text:s/>end<text:s/>of<text:s/>this<text:s/>year<text:s/>or<text:s/>early<text:s/>next<text:s/>year.”</text:span></text:p>
      <text:p text:style-name="P10"/>
      <text:p text:style-name="P11"><text:span text:style-name="T11_1">Spark<text:s/>is<text:s/>a<text:s/>successor<text:s/>of<text:s/>Matiz<text:s/>from<text:s/>Daewoo<text:s/>Motors,<text:s/>wildly<text:s/>considered<text:s/>the<text:s/>epitome<text:s/>of<text:s/>compact<text:s/>cars<text:s/>in<text:s/>Korea.<text:s/>In<text:s/>2011,<text:s/>following<text:s/>the<text:s/>introduction<text:s/>of<text:s/>the<text:s/>Chevrolet<text:s/>brand<text:s/>by<text:s/>GM<text:s/>Korea,<text:s/>Spark<text:s/>became<text:s/>the<text:s/>integrated<text:s/>new<text:s/>name<text:s/>of<text:s/>Matiz,<text:s/>making<text:s/>it<text:s/>the<text:s/>longest-running<text:s/>compact<text:s/>car<text:s/>in<text:s/>Korea,<text:s/>with<text:s/>24<text:s/>years<text:s/>of<text:s/>production<text:s/>until<text:s/>this<text:s/>year.<text:s/>Established<text:s/>in<text:s/>1991<text:s/>by<text:s/>Daewoo<text:s/>Kookmin<text:s/>Motors,<text:s/>a<text:s/>compact<text:s/>car<text:s/>division<text:s/>of<text:s/>the<text:s/>Daewoo<text:s/>Shipbuilding<text:s/>Industry,<text:s/>the<text:s/>Changwon<text:s/>plant<text:s/>has<text:s/>been<text:s/>producing<text:s/>compact<text:s/>cars<text:s/>such<text:s/>as<text:s/>Matiz<text:s/>and<text:s/>Spark<text:s/>for<text:s/>31<text:s/>years,<text:s/>including<text:s/>Korea's<text:s/>first<text:s/>compact<text:s/>car<text:s/>Tico.</text:span></text:p>
      <text:p text:style-name="P12"/>
      <text:p text:style-name="P13"><text:span text:style-name="T13_1">Due<text:s/>to<text:s/>sluggish<text:s/>sales<text:s/>and<text:s/>changes<text:s/>in<text:s/>General<text:s/>Motors<text:s/>(GM)<text:s/>product<text:s/>strategy,<text:s/>the<text:s/>rumor<text:s/>of<text:s/>Spark's<text:s/>discontinuation<text:s/>has<text:s/>appeared<text:s/>several<text:s/>times<text:s/>before.<text:s/>GM<text:s/>Korea<text:s/>has<text:s/>denied<text:s/>the<text:s/>rumor,<text:s/>stating<text:s/>it<text:s/>will<text:s/>continue<text:s/>production<text:s/>for<text:s/>domestic<text:s/>demand<text:s/>even<text:s/>if<text:s/>exports<text:s/>are<text:s/>suspended.<text:s/>The<text:s/>discontinuation<text:s/>of<text:s/>Spark<text:s/>without<text:s/>a<text:s/>follow-up<text:s/>model<text:s/>is<text:s/>interpreted<text:s/>as<text:s/>part<text:s/>of<text:s/>GM's<text:s/>product<text:s/>strategy<text:s/>to<text:s/>reorganize<text:s/>its<text:s/>portfolio<text:s/>around<text:s/>sports<text:s/>utility<text:s/>vehicles<text:s/>(SUVs)<text:s/>and<text:s/>electric<text:s/>vehicles<text:s/>(EVs).</text:span></text:p>
      <text:p text:style-name="P14"/>
      <text:p text:style-name="P15"><text:span text:style-name="T15_1">In<text:s/>accordance<text:s/>with<text:s/>GM's<text:s/>future<text:s/>product<text:s/>strategy,<text:s/>GM<text:s/>Korea<text:s/>plans<text:s/>to<text:s/>discontinue<text:s/>production<text:s/>of<text:s/>'Malibu'<text:s/>and<text:s/>'Trax',<text:s/>which<text:s/>were<text:s/>manufactured<text:s/>in<text:s/>Korea<text:s/>in<text:s/>addition<text:s/>to<text:s/>Spark.</text:span></text:p>
      <text:p text:style-name="P16"/>
      <text:p text:style-name="P17"><text:span text:style-name="T17_1">The<text:s/>Bupyeong<text:s/>2<text:s/>plant,<text:s/>which<text:s/>produces<text:s/>Malibu<text:s/>and<text:s/>Trax,<text:s/>plans<text:s/>to<text:s/>produce<text:s/>vehicles<text:s/>only<text:s/>until<text:s/>November.<text:s/>As<text:s/>a<text:s/>result,<text:s/>after<text:s/>next<text:s/>month,<text:s/>only<text:s/>the<text:s/>'Trail<text:s/>Blazer',<text:s/>the<text:s/>export-type<text:s/>'Buick<text:s/>Encore<text:s/>GX',<text:s/>and<text:s/>the<text:s/>new<text:s/>'Crossover<text:s/>Utility<text:s/>Vehicle<text:s/>(CUV)',<text:s/>which<text:s/>will<text:s/>begin<text:s/>its<text:s/>sales<text:s/>next<text:s/>year,<text:s/>will<text:s/>remain<text:s/>as<text:s/>GM<text:s/>Korea's<text:s/>domestic<text:s/>models.</text:span></text:p>
      <text:p text:style-name="P18"/>
      <text:p text:style-name="P19"><text:span text:style-name="T19_1">The<text:s/>C-segment<text:s/>(semi-mid-size)<text:s/>CUV,<text:s/>the<text:s/>Chevrolet<text:s/>brand's<text:s/>global<text:s/>strategic<text:s/>vehicle<text:s/>will<text:s/>fill<text:s/>the<text:s/>gap<text:s/>left<text:s/>after<text:s/>Spark's<text:s/>discontinuation.<text:s/>Ahead<text:s/>of<text:s/>the<text:s/>production<text:s/>of<text:s/>the<text:s/>next-generation<text:s/>CUV,<text:s/>Silpan<text:s/>Amin,<text:s/>the<text:s/>president<text:s/>of<text:s/>GM's<text:s/>overseas<text:s/>business<text:s/>division,<text:s/>regarded<text:s/>as<text:s/>GM's<text:s/>second-in-command,<text:s/>visited<text:s/>Korea<text:s/>for<text:s/>two<text:s/>days<text:s/>from<text:s/>the<text:s/>5th<text:s/>to<text:s/>inspect<text:s/>the<text:s/>production<text:s/>site.</text:span></text:p>
      <text:p text:style-name="P20"/>
      <text:p text:style-name="P21"><text:span text:style-name="T21_1">GM<text:s/>Korea<text:s/>dismissed<text:s/>concerns<text:s/>about<text:s/>a<text:s/>decrease<text:s/>in<text:s/>production,<text:s/>saying<text:s/>that<text:s/>even<text:s/>if<text:s/>some<text:s/>domestic<text:s/>models<text:s/>were<text:s/>discontinued,<text:s/>the<text:s/>overall<text:s/>volume<text:s/>would<text:s/>increase.<text:s/>The<text:s/>next-generation<text:s/>CUV,<text:s/>currently<text:s/>in<text:s/>preparation<text:s/>for<text:s/>production,<text:s/>will<text:s/>be<text:s/>produced<text:s/>simultaneously<text:s/>at<text:s/>the<text:s/>Bupyeong<text:s/>and<text:s/>Changwon<text:s/>factories,<text:s/>along<text:s/>with<text:s/>the<text:s/>Trailblazer<text:s/>produced<text:s/>at<text:s/>the<text:s/>Bupyeong<text:s/>factory.<text:s/>GM<text:s/>Korea<text:s/>plans<text:s/>to<text:s/>more<text:s/>than<text:s/>double<text:s/>the<text:s/>number<text:s/>of<text:s/>units<text:s/>produced<text:s/>at<text:s/>its<text:s/>Bupyeong<text:s/>and<text:s/>Changwon<text:s/>plants,<text:s/>which<text:s/>were<text:s/>240,000<text:s/>units<text:s/>a<text:s/>year<text:s/>as<text:s/>of<text:s/>last<text:s/>year,<text:s/>to<text:s/>500,000<text:s/>units<text:s/>in<text:s/>the<text:s/>future.<text:s/>It<text:s/>is<text:s/>known<text:s/>that<text:s/>Amin,<text:s/>president<text:s/>of<text:s/>GM's<text:s/>overseas<text:s/>business<text:s/>division,<text:s/>visited<text:s/>Korea<text:s/>for<text:s/>two<text:s/>days<text:s/>from<text:s/>the<text:s/>5th<text:s/>to<text:s/>inspect<text:s/>the<text:s/>production<text:s/>site.</text:span></text:p>
      <text:p text:style-name="P22"/>
      <text:p text:style-name="P23"><text:span text:style-name="T23_1">GM<text:s/>Korea<text:s/>dismissed<text:s/>concerns<text:s/>about<text:s/>a<text:s/>decrease<text:s/>in<text:s/>production,<text:s/>saying<text:s/>that<text:s/>even<text:s/>if<text:s/>some<text:s/>domestic<text:s/>models<text:s/>were<text:s/>discontinued,<text:s/>the<text:s/>overall<text:s/>volume<text:s/>would<text:s/>increase.<text:s/>The<text:s/>next-generation<text:s/>CUV,<text:s/>which<text:s/>is<text:s/>being<text:s/>prepared<text:s/>for<text:s/>mass<text:s/>production,<text:s/>will<text:s/>be<text:s/>produced<text:s/>simultaneously<text:s/>at<text:s/>the<text:s/>Bupyeong<text:s/>and<text:s/>Changwon<text:s/>factories<text:s/>along<text:s/>with<text:s/>the<text:s/>Trailblazer<text:s/>produced<text:s/>at<text:s/>the<text:s/>Bupyeong<text:s/>factory.<text:s/>Through<text:s/>this,<text:s/>GM<text:s/>Korea<text:s/>plans<text:s/>to<text:s/>more<text:s/>than<text:s/>double<text:s/>the<text:s/>number<text:s/>of<text:s/>units<text:s/>produced<text:s/>at<text:s/>its<text:s/>Bupyeong<text:s/>and<text:s/>Changwon<text:s/>plants,<text:s/>which<text:s/>were<text:s/>240,000<text:s/>units<text:s/>a<text:s/>year<text:s/>as<text:s/>of<text:s/>last<text:s/>year,<text:s/>to<text:s/>500,000<text:s/>units<text:s/>in<text:s/>the<text:s/>future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Lohit Devanagari" svg:font-family="Lohit Devanagari" style:font-pitch="variable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styles>
    <style:default-style style:family="paragraph">
      <style:paragraph-properties style:text-autospace="ideograph-alpha" fo:orphans="2" fo:widows="2" fo:hyphenation-ladder-count="no-limit" style:tab-stop-distance="1.251cm"/>
      <style:text-properties style:use-window-font-color="true" style:font-name="Liberation Serif" fo:font-size="12pt" style:font-name-asian="Noto Serif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>
      <style:paragraph-properties fo:line-height="115%" fo:margin-top="0cm" fo:margin-bottom="0.247cm"/>
    </style:style>
    <style:style style:name="List" style:family="paragraph" style:parent-style-name="Text_20_body">
      <style:text-properties style:font-name-complex="Lohit Devanagari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name-complex="Lohit Devanagari" style:font-size-complex="12pt"/>
    </style:style>
    <style:style style:name="Index" style:family="paragraph" style:parent-style-name="Standard">
      <style:text-properties style:font-name-complex="Lohit Devanagari" fo:language="zxx" fo:language-asian="zxx" fo:language-complex="zxx" fo:country="none" fo:country-asian="none" fo:country-complex="none"/>
    </style:style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style:writing-mode="lr-tb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0.11.0</meta:generator>
    <dc:title/>
    <meta:initial-creator/>
    <meta:creation-date>2022-12-09T13:22:05</meta:creation-date>
    <dc:creator/>
    <dc:date>2022-12-09T14:22:11</dc:date>
    <meta:editing-cycles>2</meta:editing-cycles>
    <meta:editing-duration>PT1H</meta:editing-duration>
    <meta:document-statistic meta:page-count="2" meta:paragraph-count="12" meta:row-count="0" meta:word-count="1272" meta:character-count="1722" meta:non-whitespace-character-count="1340"/>
  </office:meta>
</office:document-meta>
</file>